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18.25pt" officeooo:rsid="0008fe57" officeooo:paragraph-rsid="0008fe57" style:font-size-asian="16pt" style:font-size-complex="18.25pt"/>
    </style:style>
    <style:style style:name="P2" style:family="paragraph" style:parent-style-name="Heading_20_2">
      <style:text-properties fo:font-size="16pt" style:font-size-asian="16pt" style:font-size-complex="16pt"/>
    </style:style>
    <style:style style:name="P3" style:family="paragraph" style:parent-style-name="Text_20_body">
      <style:paragraph-properties fo:margin-left="0cm" fo:margin-right="0cm" fo:text-indent="0.714cm" style:auto-text-indent="false"/>
      <style:text-properties fo:font-size="16pt" style:font-name-asian="宋体1" style:font-size-asian="16pt" style:font-size-complex="16pt"/>
    </style:style>
    <style:style style:name="P4" style:family="paragraph" style:parent-style-name="Text_20_body">
      <style:paragraph-properties fo:margin-left="1.455cm" fo:margin-right="0cm" fo:text-indent="-0.741cm" style:auto-text-indent="false"/>
      <style:text-properties fo:font-size="16pt" style:font-size-asian="16pt" style:font-size-complex="16pt"/>
    </style:style>
    <style:style style:name="P5" style:family="paragraph" style:parent-style-name="Text_20_body">
      <style:paragraph-properties fo:margin-left="2.196cm" fo:margin-right="0cm" fo:text-indent="-0.741cm" style:auto-text-indent="false"/>
      <style:text-properties fo:font-size="16pt" style:font-size-asian="16pt" style:font-size-complex="16pt"/>
    </style:style>
    <style:style style:name="P6" style:family="paragraph" style:parent-style-name="Standard">
      <style:text-properties fo:font-size="18.25pt" style:font-size-asian="16pt" style:font-size-complex="18.25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10.5pt"/>
    </style:style>
    <style:style style:name="T3" style:family="text">
      <style:text-properties style:font-name-asian="宋体1" style:font-weight-asian="bold"/>
    </style:style>
    <style:style style:name="T4" style:family="text">
      <style:text-properties style:font-name="Cambria" fo:font-size="16pt" fo:font-weight="bold"/>
    </style:style>
    <style:style style:name="T5" style:family="text">
      <style:text-properties style:font-name="Cambria" fo:font-weight="bold"/>
    </style:style>
    <style:style style:name="T6" style:family="text">
      <style:text-properties fo:font-size="16pt" fo:font-weight="bold"/>
    </style:style>
    <style:style style:name="T7" style:family="text">
      <style:text-properties fo:font-weight="bold"/>
    </style:style>
    <style:style style:name="T8" style:family="text">
      <style:text-properties style:font-name="Wingdings"/>
    </style:style>
    <style:style style:name="T9" style:family="text">
      <style:text-properties style:font-name="Wingdings" fo:font-size="10.5pt"/>
    </style:style>
    <style:style style:name="T10" style:family="text">
      <style:text-properties fo:font-size="10.5pt"/>
    </style:style>
    <style:style style:name="T11" style:family="text">
      <style:text-properties style:font-name="Calibri"/>
    </style:style>
    <style:style style:name="T12" style:family="text">
      <style:text-properties style:font-name="Calibri" fo:font-size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public class MyRequestListenter implements ServletRequestListener {</text:p>
            <text:p text:style-name="P1"/>
            <text:p text:style-name="P1"><text:tab/>@Override</text:p>
            <text:p text:style-name="P1"><text:tab/>public void requestDestroyed(ServletRequestEvent arg0) {</text:p>
            <text:p text:style-name="P1"><text:tab/><text:tab/>System.out.println("request被销毁");</text:p>
            <text:p text:style-name="P1"><text:tab/>}</text:p>
            <text:p text:style-name="P1"/>
            <text:p text:style-name="P1"><text:tab/>@Override</text:p>
            <text:p text:style-name="P1"><text:tab/>public void requestInitialized(ServletRequestEvent arg0) {</text:p>
            <text:p text:style-name="P1"><text:tab/><text:tab/>System.out.println("request被创建");</text:p>
            <text:p text:style-name="P1"/>
            <text:p text:style-name="P1"><text:tab/>}</text:p>
          </table:table-cell>
        </table:table-row>
      </table:table>
      <text:p text:style-name="P6"/>
      <text:p text:style-name="P6"/>
      <text:h text:style-name="P2" text:outline-level="2"><text:span text:style-name="T7">3</text:span><text:span text:style-name="T3">　操作域属性的监听器</text:span><text:span text:style-name="T5">(</text:span><text:span text:style-name="T3">了解即可</text:span><text:span text:style-name="T5">)</text:span></text:h>
      <text:p text:style-name="P3">当对域属性进行增、删、改时，执行的监听器一共有三个：</text:p>
      <text:p text:style-name="P4"><text:span text:style-name="T8">l</text:span><text:span text:style-name="T11">ServletContextAttributeListener</text:span><text:span text:style-name="T1">：在</text:span>ServletContext<text:span text:style-name="T1">域进行增、删、改属性时调用下面方法。</text:span></text:p>
      <text:p text:style-name="P5"><text:span text:style-name="T8">Ø</text:span>public void attributeAdded(ServletContextAttributeEvent evt)</text:p>
      <text:p text:style-name="P5"><text:span text:style-name="T8">Ø</text:span>public void attributeRemoved(ServletContextAttributeEvent evt)</text:p>
      <text:p text:style-name="P5"><text:span text:style-name="T8">Ø</text:span>public void attributeReplaced(ServletContextAttributeEvent evt)</text:p>
      <text:p text:style-name="P4"><text:span text:style-name="T8">l</text:span>HttpSessionAttributeListener<text:span text:style-name="T1">：在</text:span><text:span text:style-name="T11">HttpSession</text:span><text:span text:style-name="T1">域进行增、删、改属性时调用下面方法</text:span></text:p>
      <text:p text:style-name="P5"><text:span text:style-name="T8">Ø</text:span>public void attributeAdded(HttpSessionBindingEvent evt)</text:p>
      <text:p text:style-name="P5"><text:span text:style-name="T8">Ø</text:span>public void attributeRemoved (HttpSessionBindingEvent evt)</text:p>
      <text:p text:style-name="P5"><text:span text:style-name="T8">Ø</text:span>public void attributeReplaced (HttpSessionBindingEvent evt) </text:p>
      <text:p text:style-name="P4"><text:span text:style-name="T8">l</text:span>ServletRequestAttributeListener<text:span text:style-name="T1">：在</text:span><text:span text:style-name="T11">ServletRequest</text:span><text:span text:style-name="T1">域进行增、删、改属性时调用下面方法</text:span></text:p>
      <text:p text:style-name="P5"><text:span text:style-name="T8">Ø</text:span>public void attributeAdded(ServletRequestAttributeEvent evt)</text:p>
      <text:p text:style-name="P5"><text:span text:style-name="T8">Ø</text:span>public void attributeRemoved (ServletRequestAttributeEvent evt)</text:p>
      <text:p text:style-name="P5"><text:span text:style-name="T8">Ø</text:span>public void attributeReplaced (ServletRequestAttributeEvent evt)</text:p>
      <text:p text:style-name="P3"><text:soft-page-break/>下面对这三个监听器的事件对象功能进行介绍：</text:p>
      <text:p text:style-name="P4"><text:span text:style-name="T8">l</text:span>ServletContextAttributeEvent</text:p>
      <text:p text:style-name="P5"><text:span text:style-name="T8">Ø</text:span>String getName()<text:span text:style-name="T1">：获取当前操作的属性名；</text:span></text:p>
      <text:p text:style-name="P5"><text:span text:style-name="T8">Ø</text:span>Object getValue()<text:span text:style-name="T1">：获取当前操作的属性值；</text:span></text:p>
      <text:p text:style-name="P5"><text:span text:style-name="T8">Ø</text:span>ServletContext getServletContext()<text:span text:style-name="T1">：获取</text:span><text:span text:style-name="T11">ServletContext</text:span><text:span text:style-name="T1">对象。</text:span></text:p>
      <text:p text:style-name="P4"><text:span text:style-name="T8">l</text:span>HttpSessionBindingEvent</text:p>
      <text:p text:style-name="P5"><text:span text:style-name="T8">Ø</text:span>String getName()<text:span text:style-name="T1">：获取当前操作的属性名；</text:span></text:p>
      <text:p text:style-name="P5"><text:span text:style-name="T8">Ø</text:span>Object getValue()<text:span text:style-name="T1">：获取当前操作的属性值；</text:span></text:p>
      <text:p text:style-name="P5"><text:span text:style-name="T8">Ø</text:span>HttpSession getSession()<text:span text:style-name="T1">：获取当前操作的</text:span><text:span text:style-name="T11">session</text:span><text:span text:style-name="T1">对象。</text:span></text:p>
      <text:p text:style-name="P4"><text:span text:style-name="T8">l</text:span>ServletRequestAttributeEvent</text:p>
      <text:p text:style-name="P5"><text:span text:style-name="T8">Ø</text:span>String getName()<text:span text:style-name="T1">：获取当前操作的属性名；</text:span></text:p>
      <text:p text:style-name="P5"><text:span text:style-name="T8">Ø</text:span>Object getValue()<text:span text:style-name="T1">：获取当前操作的属性值；</text:span></text:p>
      <text:p text:style-name="P5"><text:span text:style-name="T8">Ø</text:span>ServletContext getServletContext()<text:span text:style-name="T1">：获取</text:span><text:span text:style-name="T11">ServletContext</text:span><text:span text:style-name="T1">对象；</text:span></text:p>
      <text:p text:style-name="P5"><text:span text:style-name="T8">Ø</text:span>ServletRequest getServletRequest()<text:span text:style-name="T1">：获取当前操作的</text:span><text:span text:style-name="T11">ServletRequest</text:span><text:span text:style-name="T1">对象。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17S</meta:editing-duration>
    <meta:editing-cycles>4</meta:editing-cycles>
    <meta:generator>LibreOffice/5.3.0.3$Windows_X86_64 LibreOffice_project/7074905676c47b82bbcfbea1aeefc84afe1c50e1</meta:generator>
    <dc:date>2018-03-21T19:57:22.830000000</dc:date>
    <meta:document-statistic meta:table-count="1" meta:image-count="0" meta:object-count="0" meta:page-count="2" meta:paragraph-count="37" meta:word-count="330" meta:character-count="1557" meta:non-whitespace-character-count="1491"/>
    <meta:user-defined meta:name="Info 1"/>
    <meta:user-defined meta:name="Info 2"/>
    <meta:user-defined meta:name="Info 3"/>
    <meta:user-defined meta:name="Info 4"/>
  </office:meta>
</office:document-meta>
</file>